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4" style:family="table-cell">
      <style:table-cell-properties fo:background-color="#579d1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11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 style:list-style-name="L1">
      <style:text-properties style:font-name="Arial" fo:font-size="10pt" style:font-size-asian="10pt" style:font-size-complex="10pt"/>
    </style:style>
    <style:style style:name="P16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lackbox test Story ID 14 <text:s/>"<text:span text:style-name="T1">Test av baskrav implementerade under Sp3</text:span>"</text:p>
      <text:p text:style-name="P3"/>
      <text:p text:style-name="P7">Test av funktionalitet av implementerad kod <text:s/>från sprint 3, Blackboxtestet avser testa funktionalitet av StoryID(9,10,11,13)Koden består av Game.js, Texture.JS, StaticTexture.js samt ett antal PNG filer. </text:p>
      <text:p text:style-name="P7"/>
      <text:p text:style-name="P2"><text:span text:style-name="T8">Mål av test:</text:span><text:span text:style-name="T7"> </text:span></text:p>
      <text:p text:style-name="P2"><text:span text:style-name="T7">Är att testa följande baskrav ifrån </text:span><text:a xlink:type="simple" xlink:href="../../Vision_dg222cs.doc"><text:span text:style-name="T7">vision</text:span></text:a><text:span text:style-name="T7">.</text:span></text:p>
      <text:p text:style-name="P7"/>
      <text:p text:style-name="P7"><text:span text:style-name="T2">BK 2.2</text:span><text:span text:style-name="T4"> Förflytta din enhet och placera den i bättre position.</text:span></text:p>
      <text:p text:style-name="P7"><text:span text:style-name="T5">BK 2.1</text:span><text:span text:style-name="T4"> Spelet ska ha minst 2 vapen, ett som skjuter linjärt och ett som rör sig i en radie mot nedslagsplatsen.</text:span></text:p>
      <text:p text:style-name="P7"><text:span text:style-name="T5">BK 2.4</text:span><text:span text:style-name="T4"> När en fiende eller egen enhet träffas av attack, så ska den ta skada eller dö.</text:span></text:p>
      <text:p text:style-name="P4"/>
      <text:p text:style-name="P4">Test av <text:span text:style-name="T3">BK2.2</text:span> Förflytta din enhet och placera den i bättre position.</text:p>
      <text:p text:style-name="P4"/>
      <text:p text:style-name="P7"><text:span text:style-name="T3">Förkrav:</text:span> Testet startar när index.html laddas klart och utförs i Firefox.</text:p>
      <text:p text:style-name="P7"/>
      <text:p text:style-name="P8">Utförande: </text:p>
      <text:p text:style-name="P7">Case 1: Användare styr enhet åt vänster genom trycka ner vänster piltangent.</text:p>
      <text:p text:style-name="P7">Case 2: Användare styr enhet åt höger genom trycka ner höger piltangent.</text:p>
      <text:p text:style-name="P7">Case 3: Användare hoppar med enhet genom trycka piltangent uppåt.</text:p>
      <text:p text:style-name="P7">Case 4: Användare Trycker på nedpil för få enhet att gå neråt.</text:p>
      <text:p text:style-name="P7">Case 5: Anändare håller ner vänster och höger piltangent samtidigt.</text:p>
      <text:p text:style-name="P7">Case 6: Test av maxgräns X-led. Genom användare styr enhet till gräns av Canvas.</text:p>
      <text:p text:style-name="P7">Case 7: Test av maxgräns Y-led. Genom användare styr enhet till gräns av Canvas.</text:p>
      <text:p text:style-name="P7"/>
      <text:p text:style-name="P7"/>
      <text:p text:style-name="P4">Test av <text:span text:style-name="T5">BK 2.1</text:span><text:span text:style-name="T4"> Spelet ska ha minst 2 vapen, ett som skjuter linjärt och ett som rör sig i en radie mot nedslagsplatsen.</text:span></text:p>
      <text:p text:style-name="P9"/>
      <text:p text:style-name="P7"><text:span text:style-name="T5">Förkrav:</text:span><text:span text:style-name="T4"> Testet startar när index.html laddas klart och utförs i Firefox.</text:span></text:p>
      <text:p text:style-name="P10"/>
      <text:p text:style-name="P11">Utförande: </text:p>
      <text:p text:style-name="P10">Case 1: Test av linjär projektil i Y-Led. Genom trycka på Space key.</text:p>
      <text:p text:style-name="P10"/>
      <text:p text:style-name="P4"><text:span text:style-name="T4">Test av </text:span><text:span text:style-name="T5">BK 2.4</text:span><text:span text:style-name="T4"> När en fiende eller egen enhet träffas av attack, så ska den ta skada eller dö.</text:span></text:p>
      <text:p text:style-name="P4"/>
      <text:p text:style-name="P7"><text:span text:style-name="T5">Förkrav:</text:span><text:span text:style-name="T4"> Testet startar när index.html laddas klart och utförs i Firefox. </text:span></text:p>
      <text:p text:style-name="P10"/>
      <text:p text:style-name="P11">Utförande: <text:s/></text:p>
      <text:p text:style-name="P10">Case1: Användare skjuter skott mot mål (hjärtabild) genom placera enhet och trycka space.</text:p>
      <text:p text:style-name="P10">Case2: Användare går mot textur genom använda piltangent höger eller vänster för testa om enhet stannar vid gräns.</text:p>
      <text:p text:style-name="P10">Case3: Användare hoppar upp på textur med up key och pilangent höger för testa om enhet stannar ovanpå textur.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5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ext:soft-page-break/>
        <table:table-row>
          <table:table-cell table:style-name="BlackboxtestStoryID6.A1" office:value-type="string">
            <text:p text:style-name="P13">Test av BK</text:p>
          </table:table-cell>
          <table:table-cell table:style-name="BlackboxtestStoryID6.A1" office:value-type="string">
            <text:p text:style-name="P13">Beskrivning</text:p>
          </table:table-cell>
          <table:table-cell table:style-name="BlackboxtestStoryID6.A1" office:value-type="string">
            <text:p text:style-name="P13">Förväntat Resultat</text:p>
          </table:table-cell>
          <table:table-cell table:style-name="BlackboxtestStoryID6.D1" office:value-type="string">
            <text:p text:style-name="P13">Utfall</text:p>
          </table:table-cell>
        </table:table-row>
        <table:table-row>
          <table:table-cell table:style-name="BlackboxtestStoryID6.A2" office:value-type="string">
            <text:p text:style-name="P14">BK2.2 Case 1</text:p>
          </table:table-cell>
          <table:table-cell table:style-name="BlackboxtestStoryID6.A2" office:value-type="string">
            <text:p text:style-name="P14">Vänster piltangent hålls ned.</text:p>
          </table:table-cell>
          <table:table-cell table:style-name="BlackboxtestStoryID6.A2" office:value-type="string">
            <text:p text:style-name="P14">Spelobjektet rör sig vänster.</text:p>
          </table:table-cell>
          <table:table-cell table:style-name="BlackboxtestStoryID6.D2" office:value-type="string">
            <text:p text:style-name="P14">Spelobjektet rör sig vänster.</text:p>
          </table:table-cell>
        </table:table-row>
        <table:table-row>
          <table:table-cell table:style-name="BlackboxtestStoryID6.A2" office:value-type="string">
            <text:p text:style-name="P14">BK2.2 Case 2</text:p>
          </table:table-cell>
          <table:table-cell table:style-name="BlackboxtestStoryID6.A2" office:value-type="string">
            <text:p text:style-name="P14">Höger piltangent hålls ned.</text:p>
          </table:table-cell>
          <table:table-cell table:style-name="BlackboxtestStoryID6.A2" office:value-type="string">
            <text:p text:style-name="P14">Spelobjektet rör sig Höger.</text:p>
          </table:table-cell>
          <table:table-cell table:style-name="BlackboxtestStoryID6.D2" office:value-type="string">
            <text:p text:style-name="P14">Spelobjektet rör sig höger.</text:p>
          </table:table-cell>
        </table:table-row>
        <table:table-row>
          <table:table-cell table:style-name="BlackboxtestStoryID6.A2" office:value-type="string">
            <text:p text:style-name="P14">BK2.2 Case 3</text:p>
          </table:table-cell>
          <table:table-cell table:style-name="BlackboxtestStoryID6.A2" office:value-type="string">
            <text:p text:style-name="P14"/>
            <text:p text:style-name="P14">Upp piltangent hålls ned.</text:p>
          </table:table-cell>
          <table:table-cell table:style-name="BlackboxtestStoryID6.A2" office:value-type="string">
            <text:p text:style-name="P14">Enhet ska Göra ett hopp.</text:p>
          </table:table-cell>
          <table:table-cell table:style-name="BlackboxtestStoryID6.D4" office:value-type="string">
            <text:p text:style-name="P14">Ett hopp sker och fungerar, men behöver arbetas vidare med för få en jämnare animation.</text:p>
          </table:table-cell>
        </table:table-row>
        <table:table-row>
          <table:table-cell table:style-name="BlackboxtestStoryID6.A2" office:value-type="string">
            <text:p text:style-name="P14">BK2.2 Case 4</text:p>
          </table:table-cell>
          <table:table-cell table:style-name="BlackboxtestStoryID6.A2" office:value-type="string">
            <text:p text:style-name="P14">Ner piltangent hålls ned.</text:p>
          </table:table-cell>
          <table:table-cell table:style-name="BlackboxtestStoryID6.A2" office:value-type="string">
            <text:p text:style-name="P14">Spelobjektet rör sig Ner.</text:p>
          </table:table-cell>
          <table:table-cell table:style-name="BlackboxtestStoryID6.D2" office:value-type="string">
            <text:p text:style-name="P14">Spelobjektet rör sig ner.</text:p>
          </table:table-cell>
        </table:table-row>
        <table:table-row>
          <table:table-cell table:style-name="BlackboxtestStoryID6.A2" office:value-type="string">
            <text:p text:style-name="P14">BK2.2 Case 5</text:p>
          </table:table-cell>
          <table:table-cell table:style-name="BlackboxtestStoryID6.A2" office:value-type="string">
            <text:p text:style-name="P14">Håller ned både vänster och höger piltangent.</text:p>
          </table:table-cell>
          <table:table-cell table:style-name="BlackboxtestStoryID6.A2" office:value-type="string">
            <text:p text:style-name="P14">Spelobjektet rör sig inte.</text:p>
          </table:table-cell>
          <table:table-cell table:style-name="BlackboxtestStoryID6.D2" office:value-type="string">
            <text:p text:style-name="P14">Spelobjektet rör sig inte.</text:p>
          </table:table-cell>
        </table:table-row>
        <table:table-row>
          <table:table-cell table:style-name="BlackboxtestStoryID6.A2" office:value-type="string">
            <text:p text:style-name="P14">BK2.1 Case 1</text:p>
          </table:table-cell>
          <table:table-cell table:style-name="BlackboxtestStoryID6.A2" office:value-type="string">
            <text:p text:style-name="P14">Test om skott av projektil fungerar när space trycks ned.. (Endast i Y-led)</text:p>
          </table:table-cell>
          <table:table-cell table:style-name="BlackboxtestStoryID6.A2" office:value-type="string">
            <text:p text:style-name="P14">Att se ett eller flera skott.</text:p>
          </table:table-cell>
          <table:table-cell table:style-name="BlackboxtestStoryID6.D2" office:value-type="string">
            <text:p text:style-name="P14">Flera skott syns. När space trycks ned.</text:p>
          </table:table-cell>
        </table:table-row>
        <table:table-row>
          <table:table-cell table:style-name="BlackboxtestStoryID6.A2" office:value-type="string">
            <text:p text:style-name="P14">BK2.2 Case 6</text:p>
          </table:table-cell>
          <table:table-cell table:style-name="BlackboxtestStoryID6.A2" office:value-type="string">
            <text:p text:style-name="P14">Piltangent hålls ner tills fönstergräns nås.</text:p>
          </table:table-cell>
          <table:table-cell table:style-name="BlackboxtestStoryID6.A2" office:value-type="string">
            <text:p text:style-name="P14">Att markör stannar vid vid maxgräns X-led.</text:p>
          </table:table-cell>
          <table:table-cell table:style-name="BlackboxtestStoryID6.D2" office:value-type="string">
            <text:p text:style-name="P14">Enhet stannar vid båda maxgränser i X-led.</text:p>
          </table:table-cell>
        </table:table-row>
        <table:table-row>
          <table:table-cell table:style-name="BlackboxtestStoryID6.A2" office:value-type="string">
            <text:p text:style-name="P14">BK2.2 Case 7</text:p>
          </table:table-cell>
          <table:table-cell table:style-name="BlackboxtestStoryID6.A2" office:value-type="string">
            <text:p text:style-name="P14">Piltangent hålls ner tills fönstergräns nås.</text:p>
          </table:table-cell>
          <table:table-cell table:style-name="BlackboxtestStoryID6.A2" office:value-type="string">
            <text:p text:style-name="P14">Att markör stannar vid vid maxgräns Y-led.</text:p>
          </table:table-cell>
          <table:table-cell table:style-name="BlackboxtestStoryID6.D2" office:value-type="string">
            <text:p text:style-name="P14">Enhet stannar vid båda maxgränser i Y-led.</text:p>
          </table:table-cell>
        </table:table-row>
        <table:table-row>
          <table:table-cell table:style-name="BlackboxtestStoryID6.A2" office:value-type="string">
            <text:p text:style-name="P14">BK2.4 Case 1</text:p>
          </table:table-cell>
          <table:table-cell table:style-name="BlackboxtestStoryID6.A2" office:value-type="string">
            <text:p text:style-name="P14">När skott avfyras på space, mot mål (hjärtanbild) </text:p>
          </table:table-cell>
          <table:table-cell table:style-name="BlackboxtestStoryID6.A2" office:value-type="string">
            <text:p text:style-name="P14">En Alert("Boom"), skrivas ut endast när mål träffas.</text:p>
          </table:table-cell>
          <table:table-cell table:style-name="BlackboxtestStoryID6.D2" office:value-type="string">
            <text:p text:style-name="P14">En Alert("Boom"), skrivas ut endast när mål träffas.</text:p>
          </table:table-cell>
        </table:table-row>
        <table:table-row>
          <table:table-cell table:style-name="BlackboxtestStoryID6.A2" office:value-type="string">
            <text:p text:style-name="P14">BK2.4 Case 2</text:p>
          </table:table-cell>
          <table:table-cell table:style-name="BlackboxtestStoryID6.A2" office:value-type="string">
            <text:p text:style-name="P14">Piltangent används för styra enhet mot texturvägg.</text:p>
          </table:table-cell>
          <table:table-cell table:style-name="BlackboxtestStoryID6.A2" office:value-type="string">
            <text:p text:style-name="P14">Enheten stannar vid kanten.</text:p>
          </table:table-cell>
          <table:table-cell table:style-name="BlackboxtestStoryID6.D11" office:value-type="string">
            <text:p text:style-name="P12">Enheten går istället rakt igenom.</text:p>
          </table:table-cell>
        </table:table-row>
        <table:table-row>
          <table:table-cell table:style-name="BlackboxtestStoryID6.A2" office:value-type="string">
            <text:p text:style-name="P14">BK2.4 Case 3</text:p>
          </table:table-cell>
          <table:table-cell table:style-name="BlackboxtestStoryID6.A2" office:value-type="string">
            <text:p text:style-name="P14">Space används för hoppa upp på textur.</text:p>
          </table:table-cell>
          <table:table-cell table:style-name="BlackboxtestStoryID6.A2" office:value-type="string">
            <text:p text:style-name="P14">Enheten stannar ovanpå textur.</text:p>
          </table:table-cell>
          <table:table-cell table:style-name="BlackboxtestStoryID6.D11" office:value-type="string">
            <text:p text:style-name="P12">Enheten går istället rakt igenom.</text:p>
          </table:table-cell>
        </table:table-row>
      </table:table>
      <text:p text:style-name="P6">Testkommentarer:</text:p>
      <text:list xml:id="list1770343698040436905" text:style-name="L1">
        <text:list-item>
          <text:p text:style-name="P15"><text:span text:style-name="T3">BK2.4 Case 1:</text:span>. En oväntad bug inträffar när mål träffas, då enheten samtidigt har <text:s/>någon av förflyttelse tangenterna intryckta. Skottet ändrar sig då också i X-led. Detta måste fixas.</text:p>
        </text:list-item>
        <text:list-item>
          <text:p text:style-name="P15"><text:span text:style-name="T3">BK2.2 Case 3: </text:span><text:span text:style-name="T6">visserligen sker ett hopp, men även här måste det förbättras för ge en bättre spelupplevelse.</text:span></text:p>
        </text:list-item>
        <text:list-item>
          <text:p text:style-name="P16"><text:span text:style-name="T3">BK2.4 Case 3: H</text:span>ar endast testats visuallt av mig utvecklare, sprites ritas ut som förväntat på spelplan, i detta stadie har jag använt en array, jag kommer vidareutveckla array för rita ut mer levende banor. Dock kommer spritebild som används ersättas vid senare utveckling.</text:p>
        </text:list-item>
        <text:list-item>
          <text:p text:style-name="P16"><text:span text:style-name="T3">BK2.4 Case 2</text:span>: Här misslyckades jag helt med implementera kollision mellan enhet och textur, detta ska implementeras nästa sprin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David Grenmyr 2014-04-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40S</meta:editing-duration>
    <meta:editing-cycles>17</meta:editing-cycles>
    <meta:generator>OpenOffice/4.0.1$Win32 OpenOffice.org_project/401m5$Build-9714</meta:generator>
    <dc:date>2014-06-04T14:40:32.30</dc:date>
    <meta:document-statistic meta:table-count="1" meta:image-count="0" meta:object-count="0" meta:page-count="2" meta:paragraph-count="81" meta:word-count="691" meta:character-count="4160"/>
    <meta:user-defined meta:name="Info 1"/>
    <meta:user-defined meta:name="Info 2"/>
    <meta:user-defined meta:name="Info 3"/>
    <meta:user-defined meta:name="Info 4"/>
  </office:meta>
</office:document-meta>
</file>